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52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7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5b9226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tyle="italic" style:font-style-asian="italic" style:font-size-complex="8pt" style:font-style-complex="italic"/>
    </style:style>
    <style:style style:name="T4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" style:family="text">
      <style:text-properties officeooo:rsid="00100c89"/>
    </style:style>
    <style:style style:name="T6" style:family="text">
      <style:text-properties officeooo:rsid="00122399"/>
    </style:style>
    <style:style style:name="T7" style:family="text">
      <style:text-properties officeooo:rsid="0013e67a"/>
    </style:style>
    <style:style style:name="T8" style:family="text">
      <style:text-properties officeooo:rsid="00183fb3"/>
    </style:style>
    <style:style style:name="T9" style:family="text">
      <style:text-properties officeooo:rsid="0019740b"/>
    </style:style>
    <style:style style:name="T10" style:family="text">
      <style:text-properties officeooo:rsid="001a4705"/>
    </style:style>
    <style:style style:name="T11" style:family="text">
      <style:text-properties officeooo:rsid="001bf3e7"/>
    </style:style>
    <style:style style:name="T12" style:family="text">
      <style:text-properties officeooo:rsid="0020323c"/>
    </style:style>
    <style:style style:name="T13" style:family="text">
      <style:text-properties officeooo:rsid="0026fe74"/>
    </style:style>
    <style:style style:name="T14" style:family="text">
      <style:text-properties officeooo:rsid="00286734"/>
    </style:style>
    <style:style style:name="T15" style:family="text">
      <style:text-properties officeooo:rsid="00291dd5"/>
    </style:style>
    <style:style style:name="T16" style:family="text">
      <style:text-properties officeooo:rsid="002d1431"/>
    </style:style>
    <style:style style:name="T17" style:family="text">
      <style:text-properties officeooo:rsid="00323d47"/>
    </style:style>
    <style:style style:name="T18" style:family="text">
      <style:text-properties officeooo:rsid="003303de"/>
    </style:style>
    <style:style style:name="T19" style:family="text">
      <style:text-properties officeooo:rsid="003562d4"/>
    </style:style>
    <style:style style:name="T20" style:family="text">
      <style:text-properties officeooo:rsid="00374f5a"/>
    </style:style>
    <style:style style:name="T21" style:family="text">
      <style:text-properties officeooo:rsid="00394e38"/>
    </style:style>
    <style:style style:name="T22" style:family="text">
      <style:text-properties style:text-position="super 58%" officeooo:rsid="003303de"/>
    </style:style>
    <style:style style:name="T23" style:family="text">
      <style:text-properties officeooo:rsid="00403c15"/>
    </style:style>
    <style:style style:name="T24" style:family="text">
      <style:text-properties officeooo:rsid="004106b8"/>
    </style:style>
    <style:style style:name="T25" style:family="text">
      <style:text-properties officeooo:rsid="0041affe"/>
    </style:style>
    <style:style style:name="T26" style:family="text">
      <style:text-properties officeooo:rsid="0041e616"/>
    </style:style>
    <style:style style:name="T27" style:family="text">
      <style:text-properties officeooo:rsid="0043430b"/>
    </style:style>
    <style:style style:name="T28" style:family="text">
      <style:text-properties officeooo:rsid="00450495"/>
    </style:style>
    <style:style style:name="T29" style:family="text">
      <style:text-properties officeooo:rsid="004543ea"/>
    </style:style>
    <style:style style:name="T30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1" style:family="text">
      <style:text-properties officeooo:rsid="0046b684"/>
    </style:style>
    <style:style style:name="T32" style:family="text">
      <style:text-properties officeooo:rsid="004c0b05"/>
    </style:style>
    <style:style style:name="T33" style:family="text">
      <style:text-properties officeooo:rsid="004e4887"/>
    </style:style>
    <style:style style:name="T34" style:family="text">
      <style:text-properties officeooo:rsid="004e5079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5035a7" style:font-style-asian="normal" style:font-style-complex="normal"/>
    </style:style>
    <style:style style:name="T37" style:family="text">
      <style:text-properties fo:font-style="normal" officeooo:rsid="00550d27" style:font-style-asian="normal" style:font-style-complex="normal"/>
    </style:style>
    <style:style style:name="T38" style:family="text">
      <style:text-properties fo:font-style="normal" officeooo:rsid="0055adaf" style:font-style-asian="normal" style:font-style-complex="normal"/>
    </style:style>
    <style:style style:name="T39" style:family="text">
      <style:text-properties officeooo:rsid="005707f5"/>
    </style:style>
    <style:style style:name="T40" style:family="text">
      <style:text-properties officeooo:rsid="005b9226"/>
    </style:style>
    <style:style style:name="T41" style:family="text">
      <style:text-properties officeooo:rsid="005fa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Alexei Znamensky</text:p>
      <text:p text:style-name="P4">Curriculum Vitæ / Resumé</text:p>
      <text:p text:style-name="P5"/>
      <text:p text:style-name="P20"><text:span text:style-name="T35">Mobile Phone: </text:span><text:span text:style-name="T36">+55 19 997 541 711 | Mail: </text:span><text:a xlink:type="simple" xlink:href="mailto:russoz@gmail.com" text:style-name="Internet_20_link" text:visited-style-name="Visited_20_Internet_20_Link"><text:span text:style-name="T36">russoz@gmail.com</text:span></text:a><text:span text:style-name="T36"> | </text:span><text:span text:style-name="T37">Skype: russoz</text:span></text:p>
      <text:p text:style-name="P21"><text:span text:style-name="T36">Linkedin: </text:span><text:a xlink:type="simple" xlink:href="https://br.linkedin.com/in/alexeiz" text:style-name="Internet_20_link" text:visited-style-name="Visited_20_Internet_20_Link"><text:span text:style-name="T36">https://br.linkedin.com/in/alexeiz</text:span></text:a><text:span text:style-name="T36"> </text:span><text:span text:style-name="T37">| Facebook: </text:span><text:a xlink:type="simple" xlink:href="https://www.facebook.com/alexei.znamensky" text:style-name="Internet_20_link" text:visited-style-name="Visited_20_Internet_20_Link"><text:span text:style-name="T38">https://www.facebook.com/alexei.znamensky</text:span></text:a></text:p>
      <text:p text:style-name="P19"><text:span text:style-name="T35">Github: </text:span><text:a xlink:type="simple" xlink:href="https://github.com/russoz" text:style-name="Internet_20_link" text:visited-style-name="Visited_20_Internet_20_Link"><text:span text:style-name="T35">https://github.com/russoz</text:span></text:a><text:span text:style-name="T35"> | CPAN: </text:span><text:a xlink:type="simple" xlink:href="https://metacpan.org/author/RUSSOZ" text:style-name="Internet_20_link" text:visited-style-name="Visited_20_Internet_20_Link"><text:span text:style-name="T35">https://metacpan.org/author/RUSSOZ</text:span></text:a>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Objective</text:p>
          </table:table-cell>
          <table:table-cell table:style-name="Table1.B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B1" office:value-type="string">
            <text:p text:style-name="P57"><text:span text:style-name="T41">A</text:span> <text:span text:style-name="T33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4">
          <table:table-cell table:style-name="Table1.A27" office:value-type="string">
            <text:p text:style-name="P52">Skills</text:p>
          </table:table-cell>
          <table:table-cell table:style-name="Table1.B27" office:value-type="string">
            <text:p text:style-name="P39"/>
          </table:table-cell>
        </table:table-row>
        <table:table-row table:style-name="Table1.5">
          <table:table-cell table:style-name="Table1.A27" office:value-type="string">
            <text:p text:style-name="P34">System Administration</text:p>
            <text:p text:style-name="P35">Operations Engineering</text:p>
            <text:p text:style-name="P35">Support</text:p>
          </table:table-cell>
          <table:table-cell table:style-name="Table1.B27" office:value-type="string">
            <text:p text:style-name="P39">Unix/Linux administration since 1995 <text:span text:style-name="T31">(Solaris, IRIX, AIX, Debian, RedHat, Ubuntu)</text:span></text:p>
            <text:p text:style-name="P41"><text:span text:style-name="T24">A</text:span>ssessing and tuning <text:span text:style-name="T24">SO and apps </text:span>performance</text:p>
            <text:p text:style-name="P41"><text:span text:style-name="T24">I</text:span>nstalling, configuring, <text:span text:style-name="T19">programming</text:span> and managing <text:span text:style-name="T23">Java-based application servers (mostly WebSphere App Server and Tomcat)</text:span></text:p>
            <text:p text:style-name="P43">Building and deploying applications (mostly Java), using <text:span text:style-name="T31">CI/CD </text:span>tools like jenkins, ant, <text:span text:style-name="T25">maven, </text:span>gradle.</text:p>
            <text:p text:style-name="P45">Troubleshooting web applications in their many tiers.</text:p>
            <text:p text:style-name="P46"><text:span text:style-name="T24">Intermediate </text:span>experience with AWS management, </text:p>
            <text:p text:style-name="P46">Automated server management using chef, </text:p>
            <text:p text:style-name="P71">Systems monitoring <text:span text:style-name="T34">(mostly </text:span>nagios <text:span text:style-name="T34">&amp;</text:span> zabbix<text:span text:style-name="T34">)</text:span></text:p>
            <text:p text:style-name="P72">JIRA administration</text:p>
            <text:p text:style-name="P44">Automati<text:span text:style-name="T25">on of</text:span> first-response to incidents with remediation systems</text:p>
            <text:p text:style-name="P44">Large experience in troubleshooting and planning for performance and fault-tolerance</text:p>
            <text:p text:style-name="P47">Experienced user in large databases (billion records/table), in <text:span text:style-name="T31">different flavours: MS-SQL, PostgreSQL, MySQL.</text:span></text:p>
            <text:p text:style-name="P48">Security-aware mindset (though not a specialist in the field)</text:p>
            <text:p text:style-name="P49">Queue systems: IBM MQ, HornetQ, Rabbit, Artemis</text:p>
            <text:p text:style-name="P49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33">Development</text:p>
          </table:table-cell>
          <table:table-cell table:style-name="Table1.B27" office:value-type="string">
            <text:p text:style-name="P7"><text:span text:style-name="T8">E</text:span>xperience with Java Enterprise platform <text:span text:style-name="T8">since 2000</text:span></text:p>
            <text:p text:style-name="P10">Also: Perl, Python, bash, some PHP and some groovy, among others languages. Intermediate experience with Functional programming.</text:p>
            <text:p text:style-name="P10"><text:span text:style-name="T28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33">Training</text:p>
          </table:table-cell>
          <table:table-cell table:style-name="Table1.B27" office:value-type="string">
            <text:p text:style-name="P40"><text:span text:style-name="T9">E</text:span>xperience in <text:span text:style-name="T10">teaching</text:span> <text:span text:style-name="T9">technical courses since 1998</text:span></text:p>
            <text:p text:style-name="P40">Main courses taught: <text:span text:style-name="T2">IBM WAS </text:span>v4/v5/v6, Java, Linux, <text:span text:style-name="T11">Unix</text:span></text:p>
            <text:p text:style-name="P3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33">Languages</text:p>
          </table:table-cell>
          <table:table-cell table:style-name="Table1.B27" office:value-type="string">
            <text:p text:style-name="P8">Portuguese: Fluent (native)</text:p>
            <text:p text:style-name="P6">English: Fluent (reading, writing, speaking)</text:p>
            <text:p text:style-name="P38">Spanish: <text:span text:style-name="T27">Advanced</text:span> (reading, <text:span text:style-name="T1">writing, </text:span>speaking)</text:p>
            <text:p text:style-name="P38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8"/>
          </table:table-cell>
        </table:table-row>
        <table:table-row table:style-name="Table1.10">
          <table:table-cell table:style-name="Table1.A27" office:value-type="string">
            <text:p text:style-name="P52">Experience</text:p>
            <text:p text:style-name="P22"><text:span text:style-name="T29">(Full listing at</text:span> Linkedin<text:span text:style-name="T26">)</text:span></text:p>
          </table:table-cell>
          <table:table-cell table:style-name="Table1.B27" office:value-type="string">
            <text:p text:style-name="P50"/>
          </table:table-cell>
        </table:table-row>
        <table:table-row table:style-name="Table1.11">
          <table:table-cell table:style-name="Table1.A27" office:value-type="string">
            <text:p text:style-name="P14">Movile</text:p>
            <text:p text:style-name="P62">Reliability Manager</text:p>
            <text:p text:style-name="P64">Campinas, <text:span text:style-name="T29">BRAZIL</text:span></text:p>
            <text:p text:style-name="P70">Buenos Aires, ARGENTINA</text:p>
            <text:p text:style-name="P65"><text:span text:style-name="T17">Jun/2014 </text:span>– <text:span text:style-name="T29">Sep/2016</text:span></text:p>
            <text:p text:style-name="P63"/>
            <text:p text:style-name="P66">Production Support Manager</text:p>
            <text:p text:style-name="P15">Campinas, <text:span text:style-name="T30">BRAZIL</text:span></text:p>
            <text:p text:style-name="P15">Oct/2012 – <text:span text:style-name="T17">Jun/2014</text:span></text:p>
          </table:table-cell>
          <table:table-cell table:style-name="Table1.B27" office:value-type="string">
            <text:p text:style-name="P25">Responsible <text:span text:style-name="T18">for the Reliability area, leveraging modern services/tools to sustain a 150 million transactions/day operation, 24x7x365. Implemented alarms remediation, and improved response times for 2</text:span><text:span text:style-name="T22">nd</text:span><text:span text:style-name="T18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30"/>
            <text:p text:style-name="P31">Automated many workflows, created and destroyed a number of processes for the team. Reinvented the team a couple of times, interviewed some hundreds of people. <text:span text:style-name="T20">Implemented agile patterns like Kanban.</text:span></text:p>
          </table:table-cell>
        </table:table-row>
        <table:table-row table:style-name="Table1.12">
          <table:table-cell table:style-name="Table1.A27" office:value-type="string">
            <text:p text:style-name="P14">IBM Brazil</text:p>
            <text:p text:style-name="P66">Senior IT Specialist</text:p>
            <text:p text:style-name="P17">Mar/2011 – Sep/2012</text:p>
          </table:table-cell>
          <table:table-cell table:style-name="Table1.B27" office:value-type="string">
            <text:p text:style-name="P2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ext:soft-page-break/>
        <table:table-row table:style-name="Table1.13">
          <table:table-cell table:style-name="Table1.A27" office:value-type="string">
            <text:p text:style-name="P14">Cognizant</text:p>
            <text:p text:style-name="P18">Senior Support Analyst</text:p>
            <text:p text:style-name="P15">Nov/2009 – Mar/2011</text:p>
          </table:table-cell>
          <table:table-cell table:style-name="Table1.B27" office:value-type="string">
            <text:p text:style-name="P26"><text:span text:style-name="T15">A</text:span>llocated full-time at Avon Cosmetics Brazil. <text:span text:style-name="T15">IBM WAS A</text:span>dministrator <text:span text:style-name="T21">multi-</text:span>platforms <text:span text:style-name="T21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4">IBM Brazil</text:p>
            <text:p text:style-name="P66">Senior IT Specialist</text:p>
            <text:p text:style-name="P17">Apr/2005 – Nov/2009</text:p>
          </table:table-cell>
          <table:table-cell table:style-name="Table1.B27" office:value-type="string">
            <text:p text:style-name="P24"><text:span text:style-name="T12">H</text:span>ave worked in a handful different projects, <text:span text:style-name="T21">eventually leading the administration team in some of them, maintaining, </text:span>building and deploying J2EE applications, <text:span text:style-name="T21">providing </text:span>level 3 &amp; 4 support for <text:span text:style-name="T21">IBM off-shore projects using IBM WAS</text:span> v5.x &amp; v6.x, Portal Server v6.x, <text:span text:style-name="T21">playing 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3">IBTA</text:p>
            <text:p text:style-name="P66">Training Program Manager</text:p>
            <text:p text:style-name="P16">2001 – 2004</text:p>
          </table:table-cell>
          <table:table-cell table:style-name="Table1.B27" office:value-type="string">
            <text:p text:style-name="P27"><text:span text:style-name="T16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3">LSI-EPUSP</text:p>
            <text:p text:style-name="P66">System Administrator</text:p>
            <text:p text:style-name="P17">1994 – 1999</text:p>
          </table:table-cell>
          <table:table-cell table:style-name="Table1.B27" office:value-type="string">
            <text:p text:style-name="P24"><text:span text:style-name="T13">Systems, Networking &amp; Security Administrator, working with </text:span>Solaris, IRIX, Linux and AIX; Unix Teacher; Intern – Parallel Computing <text:span text:style-name="T14">D</text:span>evelopment</text:p>
          </table:table-cell>
        </table:table-row>
        <table:table-row table:style-name="Table1.17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18">
          <table:table-cell table:style-name="Table1.A20" office:value-type="string">
            <text:p text:style-name="P52">Communities</text:p>
          </table:table-cell>
          <table:table-cell table:style-name="Table1.B24" office:value-type="string">
            <text:p text:style-name="P38"/>
          </table:table-cell>
        </table:table-row>
        <table:table-row table:style-name="Table1.19">
          <table:table-cell table:style-name="Table1.A20" office:value-type="string">
            <text:p text:style-name="P67">São Paulo Perl Mongers</text:p>
            <text:p text:style-name="P12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6"><text:span text:style-name="T7">since </text:span>May/2008</text:p>
          </table:table-cell>
          <table:table-cell table:style-name="Table1.B24" office:value-type="string">
            <text:p text:style-name="P28"><text:span text:style-name="T6">Active member since 2008; Group l</text:span>eader <text:span text:style-name="T6">(</text:span>May/2011 –<text:span text:style-name="T6"> </text:span>Feb/2013<text:span text:style-name="T6">); </text:span><text:s/>Author of a number of Perl modules, at <text:a xlink:type="simple" xlink:href="http://metacpan.org/author/RUSSOZ" text:style-name="Internet_20_link" text:visited-style-name="Visited_20_Internet_20_Link"><text:span text:style-name="T23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4">SouJava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4">http://www.soujava.org.br/</text:span></text:span></text:a></text:p>
            <text:p text:style-name="P16"><text:span text:style-name="T7">since </text:span>Out/1998</text:p>
          </table:table-cell>
          <table:table-cell table:style-name="Table1.B24" office:value-type="string">
            <text:p text:style-name="P29"><text:span text:style-name="T39">Founding member, </text:span>Organization <text:span text:style-name="T5">(Oct/1998 – Jul/2002)</text:span></text:p>
            <text:p text:style-name="P24">Administration and support on events.</text:p>
            <text:p text:style-name="P23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22">
          <table:table-cell table:style-name="Table1.A27" office:value-type="string">
            <text:p text:style-name="P53">Certifications</text:p>
          </table:table-cell>
          <table:table-cell table:style-name="Table1.B27" office:value-type="string">
            <text:p text:style-name="P39"/>
          </table:table-cell>
        </table:table-row>
        <table:table-row table:style-name="Table1.23">
          <table:table-cell table:style-name="Table1.A27" office:value-type="string">
            <text:p text:style-name="P51"/>
          </table:table-cell>
          <table:table-cell table:style-name="Table1.B27" office:value-type="string">
            <text:p text:style-name="P39">IBM Certified System Administrator – WAS ND 6.0</text:p>
            <text:p text:style-name="P68"><text:s text:c="2"/>on November, 29th 2005</text:p>
            <text:p text:style-name="P38">Sun Certified Web Component Dev. for J2EE 1.3</text:p>
            <text:p text:style-name="P61"><text:s text:c="2"/>on March, 19th 2004</text:p>
            <text:p text:style-name="P38">Sun Certified Java Programmer for Java 1.4</text:p>
            <text:p text:style-name="P61"><text:s text:c="2"/>on July, 31st 2003</text:p>
            <text:p text:style-name="P38">Linux Professional Institute Certification Level 2</text:p>
            <text:p text:style-name="P61"><text:s text:c="2"/>on June 30th 2003 (LPI000022682, 97fgfk3m5a)</text:p>
            <text:p text:style-name="P38">Linux Professional Institute Certification Level 1</text:p>
            <text:p text:style-name="P61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60"/>
          </table:table-cell>
          <table:table-cell table:style-name="Table1.B24" office:value-type="string">
            <text:p text:style-name="P39"/>
          </table:table-cell>
        </table:table-row>
        <table:table-row table:style-name="Table1.25">
          <table:table-cell table:style-name="Table1.A27" office:value-type="string">
            <text:p text:style-name="P52">Education</text:p>
          </table:table-cell>
          <table:table-cell table:style-name="Table1.B27" office:value-type="string">
            <text:p text:style-name="P39"/>
          </table:table-cell>
        </table:table-row>
        <table:table-row table:style-name="Table1.26">
          <table:table-cell table:style-name="Table1.A27" office:value-type="string">
            <text:p text:style-name="P33">Graduated</text:p>
            <text:p text:style-name="P33">Dec 2009</text:p>
          </table:table-cell>
          <table:table-cell table:style-name="Table1.B27" office:value-type="string">
            <text:p text:style-name="P39">Gestão de Negócios na Pequena e Média Empresa</text:p>
            <text:p text:style-name="P38">(Business Management in Small and Medium Enterprises)</text:p>
            <text:p text:style-name="P38">Universidade Anhembi-Morumbi</text:p>
            <text:p text:style-name="P38">São Paulo, SP</text:p>
          </table:table-cell>
        </table:table-row>
        <table:table-row table:style-name="Table1.27">
          <table:table-cell table:style-name="Table1.A27" office:value-type="string">
            <text:p text:style-name="P33">Not completed</text:p>
          </table:table-cell>
          <table:table-cell table:style-name="Table1.B27" office:value-type="string">
            <text:p text:style-name="P8">Ciência da Computação (BsC Computer Sciences)</text:p>
            <text:p text:style-name="P38">Instituto de Matemática e Estatística da USP</text:p>
            <text:p text:style-name="P38">São Paulo, SP</text:p>
          </table:table-cell>
        </table:table-row>
        <table:table-row table:style-name="Table1.28">
          <table:table-cell table:style-name="Table1.A30" office:value-type="string">
            <text:p text:style-name="P33">High School</text:p>
            <text:p text:style-name="P33">Dec 1992</text:p>
          </table:table-cell>
          <table:table-cell table:style-name="Table1.B30" office:value-type="string">
            <text:p text:style-name="P9">Colégio Marista de Brasília, </text:p>
            <text:p text:style-name="P42">Brasília, DF</text:p>
          </table:table-cell>
        </table:table-row>
        <table:table-row table:style-name="Table1.1"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8"/>
          </table:table-cell>
        </table:table-row>
        <table:table-row table:style-name="Table1.30">
          <table:table-cell table:style-name="Table1.A30" office:value-type="string">
            <text:p text:style-name="P37">Other Interests</text:p>
          </table:table-cell>
          <table:table-cell table:style-name="Table1.B30" office:value-type="string">
            <text:p text:style-name="P9"/>
          </table:table-cell>
        </table:table-row>
        <table:table-row table:style-name="Table1.31">
          <table:table-cell table:style-name="Table1.A31" office:value-type="string">
            <text:p text:style-name="P36"/>
          </table:table-cell>
          <table:table-cell table:style-name="Table1.B31" office:value-type="string">
            <text:p text:style-name="P11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6-09-23T18:49:49.013058459">Sep 22, 2016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3T18:49:30.403549721</dc:date>
    <meta:editing-cycles>102</meta:editing-cycles>
    <meta:editing-duration>P5DT7H36M31S</meta:editing-duration>
    <meta:generator>LibreOffice/5.1.4.2$Linux_X86_64 LibreOffice_project/10m0$Build-2</meta:generator>
    <meta:document-statistic meta:table-count="1" meta:image-count="0" meta:object-count="0" meta:page-count="2" meta:paragraph-count="112" meta:word-count="747" meta:character-count="5679" meta:non-whitespace-character-count="5018"/>
    <meta:user-defined meta:name="Info 1"/>
    <meta:user-defined meta:name="Info 2"/>
    <meta:user-defined meta:name="Info 3"/>
    <meta:user-defined meta:name="Info 4"/>
  </office:meta>
</office:document-meta>
</file>